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8376b" officeooo:paragraph-rsid="0008376b" style:font-size-asian="20pt" style:font-size-complex="20pt"/>
    </style:style>
    <style:style style:name="P2" style:family="paragraph" style:parent-style-name="Text_20_body">
      <style:text-properties fo:language="en" fo:country="US" officeooo:paragraph-rsid="0008376b"/>
    </style:style>
    <style:style style:name="P3" style:family="paragraph" style:parent-style-name="Text_20_body">
      <style:text-properties fo:language="en" fo:country="US" officeooo:rsid="00181288" officeooo:paragraph-rsid="0008376b"/>
    </style:style>
    <style:style style:name="P4" style:family="paragraph" style:parent-style-name="Text_20_body">
      <style:text-properties fo:language="en" fo:country="US" officeooo:rsid="00085294" officeooo:paragraph-rsid="00085294"/>
    </style:style>
    <style:style style:name="P5" style:family="paragraph" style:parent-style-name="Text_20_body">
      <style:paragraph-properties fo:text-align="center" style:justify-single-word="false"/>
      <style:text-properties fo:language="en" fo:country="US" officeooo:rsid="00085294" officeooo:paragraph-rsid="00085294"/>
    </style:style>
    <style:style style:name="P6" style:family="paragraph" style:parent-style-name="Standard">
      <style:text-properties officeooo:rsid="0000647c" officeooo:paragraph-rsid="0009dcab"/>
    </style:style>
    <style:style style:name="P7" style:family="paragraph" style:parent-style-name="Standard">
      <style:text-properties officeooo:paragraph-rsid="0009dcab"/>
    </style:style>
    <style:style style:name="P8" style:family="paragraph" style:parent-style-name="Text_20_body">
      <style:text-properties officeooo:paragraph-rsid="000a4795"/>
    </style:style>
    <style:style style:name="P9" style:family="paragraph" style:parent-style-name="Text_20_body">
      <style:text-properties officeooo:rsid="000a4795" officeooo:paragraph-rsid="000a4795"/>
    </style:style>
    <style:style style:name="P10" style:family="paragraph" style:parent-style-name="Standard">
      <style:text-properties officeooo:rsid="0000647c" officeooo:paragraph-rsid="0009dcab"/>
    </style:style>
    <style:style style:name="P11" style:family="paragraph" style:parent-style-name="Standard">
      <style:text-properties fo:language="en" fo:country="US" officeooo:paragraph-rsid="000b4f9f"/>
    </style:style>
    <style:style style:name="P12" style:family="paragraph" style:parent-style-name="Standard">
      <style:text-properties fo:language="en" fo:country="US" officeooo:rsid="000c4fc4" officeooo:paragraph-rsid="000c4fc4"/>
    </style:style>
    <style:style style:name="P13" style:family="paragraph" style:parent-style-name="Standard">
      <style:text-properties officeooo:paragraph-rsid="000c4fc4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0c4fc4"/>
    </style:style>
    <style:style style:name="P15" style:family="paragraph" style:parent-style-name="Standard">
      <style:text-properties officeooo:paragraph-rsid="000d1e95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en" fo:country="US" officeooo:rsid="000ec290" officeooo:paragraph-rsid="000b4f9f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en" fo:country="US" officeooo:paragraph-rsid="000b4f9f"/>
    </style:style>
    <style:style style:name="P18" style:family="paragraph" style:parent-style-name="Text_20_body">
      <style:text-properties officeooo:paragraph-rsid="000eea99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0eea99"/>
    </style:style>
    <style:style style:name="T1" style:family="text">
      <style:text-properties officeooo:rsid="0016d235"/>
    </style:style>
    <style:style style:name="T2" style:family="text">
      <style:text-properties fo:font-style="italic"/>
    </style:style>
    <style:style style:name="T3" style:family="text">
      <style:text-properties officeooo:rsid="00124910"/>
    </style:style>
    <style:style style:name="T4" style:family="text">
      <style:text-properties officeooo:rsid="000d1e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ters to the Editor</text:p>
      <text:p text:style-name="P1"/>
      <text:p text:style-name="P3">RE: Exile’s End – a Memoir</text:p>
      <text:p text:style-name="P2">Thank you <text:span text:style-name="T2">very </text:span>much for your book. I am reading it and enjoying it immensely. I love hearing about how people's lives intersect and one "finds" Anthroposophy. This was so very thoughtful of you. Thanks Again, <text:span text:style-name="T2">Frank Thomas Smith </text:span>for many hours of thought provoking and interesting reads.</text:p>
      <text:p text:style-name="P2">All the best,</text:p>
      <text:p text:style-name="P2">Sue <text:span text:style-name="T1">Mohler</text:span></text:p>
      <text:p text:style-name="P5"/>
      <text:p text:style-name="P2">Holy smokes, you will be 92 years old this year? Amazing :) </text:p>
      <text:p text:style-name="P4">Norbert Hanny</text:p>
      <text:p text:style-name="P8">Bravo! Ya lo estoy leyendo.</text:p>
      <text:p text:style-name="P9">Hernán Melana</text:p>
      <text:p text:style-name="P4"/>
      <text:p text:style-name="P4">Wonderful Frank.... </text:p>
      <text:p text:style-name="P4">boskov hansen </text:p>
      <text:p text:style-name="P6">RE: The Nature Spirits</text:p>
      <text:p text:style-name="P7">I loved it. My achy 89 year old self reverted to the little girl who saw elementals all around and had two special friends, Açidulait and Monsieur MüllerMan.  </text:p>
      <text:p text:style-name="P6">Jenny Floch</text:p>
      <text:p text:style-name="P6"/>
      <text:p text:style-name="P15"><text:span text:style-name="T4">S</text:span>uper charming and awesome illustrations.</text:p>
      <text:p text:style-name="P15"><text:span text:style-name="T3">Raun Griffiths</text:span> </text:p>
      <text:p text:style-name="P6"/>
      <text:p text:style-name="P6"/>
      <text:p text:style-name="P16">RE: Christ Comes To Skopelos</text:p>
      <text:p text:style-name="P17">Beautiful poem Frank. It elicits a cry from my heart</text:p>
      <text:p text:style-name="P17">Ian MacGillivray</text:p>
      <text:p text:style-name="P11"/>
      <text:p text:style-name="P12">RE:</text:p>
      <text:p text:style-name="P13">Bravo Maha Hilal for exposing the mendacious rhetoric of the Zionists and Neo–Cons both.  </text:p>
      <text:p text:style-name="P13">It seems even more important for us to understand that together, they executed both the 9/11 attacks and – through a “Let it Happpen on Purpose” – October 7th. </text:p>
      <text:p text:style-name="P13"/>
      <text:p text:style-name="P14">Dr. Kevin Dann</text:p>
      <text:p text:style-name="P14"/>
      <text:p text:style-name="P18">RE: The Talking Trees</text:p>
      <text:p text:style-name="P18">I live outside Charleston. Here is a pic of a famous Oak Tree named, "The Angel Oak" in West Ashley, Charleston County, SC....I had a hemlock tree where I lived in MA...as well as some other <text:soft-page-break/>wonderful trees...occasionally, I would hear whispers...Love the article. Tried using the email or message tool on the website...it didn't work....Thanks for years of interesting reading.<text:line-break/>All the best,</text:p>
      <text:p text:style-name="P19">Sue</text:p>
      <text:p text:style-name="P1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1:33:10.167000000</meta:creation-date>
    <dc:date>2024-05-13T11:55:55.401000000</dc:date>
    <meta:editing-duration>PT16M42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6" meta:word-count="260" meta:character-count="1530" meta:non-whitespace-character-count="1285"/>
  </office:meta>
</office:document-meta>
</file>